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25.7cm" table:align="margins" style:may-break-between-rows="false"/>
    </style:style>
    <style:style style:name="Tableau14.A" style:family="table-column">
      <style:table-column-properties style:column-width="25.7cm" style:rel-column-width="65535*"/>
    </style:style>
    <style:style style:name="Tableau14.1" style:family="table-row">
      <style:table-row-properties style:min-row-height="0.9cm"/>
    </style:style>
    <style:style style:name="Tableau1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97cm" fo:border="0.05pt solid #000000"/>
    </style:style>
    <style:style style:name="Tableau10" style:family="table">
      <style:table-properties style:width="25.7cm" table:align="margins" style:may-break-between-rows="false"/>
    </style:style>
    <style:style style:name="Tableau10.A" style:family="table-column">
      <style:table-column-properties style:column-width="4.808cm" style:rel-column-width="12261*"/>
    </style:style>
    <style:style style:name="Tableau10.B" style:family="table-column">
      <style:table-column-properties style:column-width="3.697cm" style:rel-column-width="9427*"/>
    </style:style>
    <style:style style:name="Tableau10.C" style:family="table-column">
      <style:table-column-properties style:column-width="3.5cm" style:rel-column-width="8923*"/>
    </style:style>
    <style:style style:name="Tableau10.D" style:family="table-column">
      <style:table-column-properties style:column-width="13.695cm" style:rel-column-width="34924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97cm" fo:border="0.05pt solid #000000"/>
    </style:style>
    <style:style style:name="Tableau5" style:family="table">
      <style:table-properties style:width="25.7cm" table:align="margins" style:may-break-between-rows="false"/>
    </style:style>
    <style:style style:name="Tableau5.A" style:family="table-column">
      <style:table-column-properties style:column-width="1.901cm" style:rel-column-width="4848*"/>
    </style:style>
    <style:style style:name="Tableau5.B" style:family="table-column">
      <style:table-column-properties style:column-width="4.399cm" style:rel-column-width="11217*"/>
    </style:style>
    <style:style style:name="Tableau5.C" style:family="table-column">
      <style:table-column-properties style:column-width="4.002cm" style:rel-column-width="10205*"/>
    </style:style>
    <style:style style:name="Tableau5.D" style:family="table-column">
      <style:table-column-properties style:column-width="3.39cm" style:rel-column-width="8645*"/>
    </style:style>
    <style:style style:name="Tableau5.E" style:family="table-column">
      <style:table-column-properties style:column-width="12.009cm" style:rel-column-width="30620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1" style:family="table">
      <style:table-properties style:width="25.7cm" table:align="margins" style:may-break-between-rows="false"/>
    </style:style>
    <style:style style:name="Tableau1.A" style:family="table-column">
      <style:table-column-properties style:column-width="1.901cm" style:rel-column-width="4848*"/>
    </style:style>
    <style:style style:name="Tableau1.B" style:family="table-column">
      <style:table-column-properties style:column-width="4.3cm" style:rel-column-width="10965*"/>
    </style:style>
    <style:style style:name="Tableau1.C" style:family="table-column">
      <style:table-column-properties style:column-width="2.993cm" style:rel-column-width="7633*"/>
    </style:style>
    <style:style style:name="Tableau1.D" style:family="table-column">
      <style:table-column-properties style:column-width="8.61cm" style:rel-column-width="21954*"/>
    </style:style>
    <style:style style:name="Tableau1.E" style:family="table-column">
      <style:table-column-properties style:column-width="4.634cm" style:rel-column-width="11816*"/>
    </style:style>
    <style:style style:name="Tableau1.F" style:family="table-column">
      <style:table-column-properties style:column-width="3.263cm" style:rel-column-width="8319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may-break-between-rows="false"/>
    </style:style>
    <style:style style:name="Tableau2.A" style:family="table-column">
      <style:table-column-properties style:column-width="3.5cm" style:rel-column-width="8923*"/>
    </style:style>
    <style:style style:name="Tableau2.B" style:family="table-column">
      <style:table-column-properties style:column-width="3.193cm" style:rel-column-width="8141*"/>
    </style:style>
    <style:style style:name="Tableau2.C" style:family="table-column">
      <style:table-column-properties style:column-width="4.498cm" style:rel-column-width="11469*"/>
    </style:style>
    <style:style style:name="Tableau2.D" style:family="table-column">
      <style:table-column-properties style:column-width="3.214cm" style:rel-column-width="8195*"/>
    </style:style>
    <style:style style:name="Tableau2.E" style:family="table-column">
      <style:table-column-properties style:column-width="6.197cm" style:rel-column-width="15801*"/>
    </style:style>
    <style:style style:name="Tableau2.F" style:family="table-column">
      <style:table-column-properties style:column-width="2.498cm" style:rel-column-width="6369*"/>
    </style:style>
    <style:style style:name="Tableau2.G" style:family="table-column">
      <style:table-column-properties style:column-width="2.604cm" style:rel-column-width="663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46cm" fo:keep-together="always"/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5.663cm" table:align="right"/>
    </style:style>
    <style:style style:name="Tableau15.A" style:family="table-column">
      <style:table-column-properties style:column-width="4.803cm"/>
    </style:style>
    <style:style style:name="Tableau15.B" style:family="table-column">
      <style:table-column-properties style:column-width="3.307cm"/>
    </style:style>
    <style:style style:name="Tableau15.C" style:family="table-column">
      <style:table-column-properties style:column-width="4.286cm"/>
    </style:style>
    <style:style style:name="Tableau15.D" style:family="table-column">
      <style:table-column-properties style:column-width="4.339cm"/>
    </style:style>
    <style:style style:name="Tableau15.E" style:family="table-column">
      <style:table-column-properties style:column-width="4.087cm"/>
    </style:style>
    <style:style style:name="Tableau15.F" style:family="table-column">
      <style:table-column-properties style:column-width="4.84cm"/>
    </style:style>
    <style:style style:name="Tableau1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2.321cm"/>
    </style:style>
    <style:style style:name="Tableau15.10" style:family="table-row">
      <style:table-row-properties style:min-row-height="2.094cm"/>
    </style:style>
    <style:style style:name="Tableau16" style:family="table">
      <style:table-properties style:width="25.7cm" table:align="margins"/>
    </style:style>
    <style:style style:name="Tableau16.A" style:family="table-column">
      <style:table-column-properties style:column-width="4.685cm" style:rel-column-width="11946*"/>
    </style:style>
    <style:style style:name="Tableau16.B" style:family="table-column">
      <style:table-column-properties style:column-width="2.653cm" style:rel-column-width="6764*"/>
    </style:style>
    <style:style style:name="Tableau16.C" style:family="table-column">
      <style:table-column-properties style:column-width="3.672cm" style:rel-column-width="9364*"/>
    </style:style>
    <style:style style:name="Tableau16.D" style:family="table-column">
      <style:table-column-properties style:column-width="3.671cm" style:rel-column-width="9360*"/>
    </style:style>
    <style:style style:name="Tableau16.E" style:family="table-column">
      <style:table-column-properties style:column-width="4.219cm" style:rel-column-width="10759*"/>
    </style:style>
    <style:style style:name="Tableau16.F" style:family="table-column">
      <style:table-column-properties style:column-width="3.604cm" style:rel-column-width="9189*"/>
    </style:style>
    <style:style style:name="Tableau16.G" style:family="table-column">
      <style:table-column-properties style:column-width="3.198cm" style:rel-column-width="8153*"/>
    </style:style>
    <style:style style:name="Tableau16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526cm"/>
    </style:style>
    <style:style style:name="Tableau16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97cm" fo:border="0.05pt solid #000000"/>
    </style:style>
    <style:style style:name="Tableau16.A8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25.7cm" table:align="margins" style:may-break-between-rows="false"/>
    </style:style>
    <style:style style:name="Tableau3.A" style:family="table-column">
      <style:table-column-properties style:column-width="1.715cm" style:rel-column-width="4371*"/>
    </style:style>
    <style:style style:name="Tableau3.B" style:family="table-column">
      <style:table-column-properties style:column-width="2.09cm" style:rel-column-width="5330*"/>
    </style:style>
    <style:style style:name="Tableau3.C" style:family="table-column">
      <style:table-column-properties style:column-width="1.115cm" style:rel-column-width="2842*"/>
    </style:style>
    <style:style style:name="Tableau3.D" style:family="table-column">
      <style:table-column-properties style:column-width="2.113cm" style:rel-column-width="5388*"/>
    </style:style>
    <style:style style:name="Tableau3.E" style:family="table-column">
      <style:table-column-properties style:column-width="3.736cm" style:rel-column-width="9526*"/>
    </style:style>
    <style:style style:name="Tableau3.F" style:family="table-column">
      <style:table-column-properties style:column-width="3.831cm" style:rel-column-width="9769*"/>
    </style:style>
    <style:style style:name="Tableau3.G" style:family="table-column">
      <style:table-column-properties style:column-width="2.355cm" style:rel-column-width="6004*"/>
    </style:style>
    <style:style style:name="Tableau3.H" style:family="table-column">
      <style:table-column-properties style:column-width="2.353cm" style:rel-column-width="6000*"/>
    </style:style>
    <style:style style:name="Tableau3.I" style:family="table-column">
      <style:table-column-properties style:column-width="6.394cm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123cm" fo:keep-together="always"/>
    </style:style>
    <style:style style:name="Tableau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may-break-between-rows="false"/>
    </style:style>
    <style:style style:name="Tableau4.A" style:family="table-column">
      <style:table-column-properties style:column-width="1.205cm" style:rel-column-width="3072*"/>
    </style:style>
    <style:style style:name="Tableau4.B" style:family="table-column">
      <style:table-column-properties style:column-width="3.796cm" style:rel-column-width="9679*"/>
    </style:style>
    <style:style style:name="Tableau4.C" style:family="table-column">
      <style:table-column-properties style:column-width="4.195cm" style:rel-column-width="10696*"/>
    </style:style>
    <style:style style:name="Tableau4.D" style:family="table-column">
      <style:table-column-properties style:column-width="2.499cm" style:rel-column-width="6373*"/>
    </style:style>
    <style:style style:name="Tableau4.E" style:family="table-column">
      <style:table-column-properties style:column-width="1.979cm" style:rel-column-width="5046*"/>
    </style:style>
    <style:style style:name="Tableau4.F" style:family="table-column">
      <style:table-column-properties style:column-width="0.734cm" style:rel-column-width="1871*"/>
    </style:style>
    <style:style style:name="Tableau4.G" style:family="table-column">
      <style:table-column-properties style:column-width="2.487cm" style:rel-column-width="6342*"/>
    </style:style>
    <style:style style:name="Tableau4.H" style:family="table-column">
      <style:table-column-properties style:column-width="2.302cm" style:rel-column-width="5869*"/>
    </style:style>
    <style:style style:name="Tableau4.I" style:family="table-column">
      <style:table-column-properties style:column-width="6.505cm" style:rel-column-width="16587*"/>
    </style:style>
    <style:style style:name="Tableau4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cm" table:align="margins" style:may-break-between-rows="false"/>
    </style:style>
    <style:style style:name="Tableau6.A" style:family="table-column">
      <style:table-column-properties style:column-width="18.452cm" style:rel-column-width="47053*"/>
    </style:style>
    <style:style style:name="Tableau6.B" style:family="table-column">
      <style:table-column-properties style:column-width="7.248cm" style:rel-column-width="18482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may-break-between-rows="false"/>
    </style:style>
    <style:style style:name="Tableau7.A" style:family="table-column">
      <style:table-column-properties style:column-width="4.974cm" style:rel-column-width="12684*"/>
    </style:style>
    <style:style style:name="Tableau7.B" style:family="table-column">
      <style:table-column-properties style:column-width="1.903cm" style:rel-column-width="4853*"/>
    </style:style>
    <style:style style:name="Tableau7.C" style:family="table-column">
      <style:table-column-properties style:column-width="8.017cm" style:rel-column-width="20442*"/>
    </style:style>
    <style:style style:name="Tableau7.D" style:family="table-column">
      <style:table-column-properties style:column-width="10.806cm" style:rel-column-width="27556*"/>
    </style:style>
    <style:style style:name="Tableau7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5.7cm" table:align="margins" style:may-break-between-rows="false"/>
    </style:style>
    <style:style style:name="Tableau8.A" style:family="table-column">
      <style:table-column-properties style:column-width="5.98cm" style:rel-column-width="15247*"/>
    </style:style>
    <style:style style:name="Tableau8.B" style:family="table-column">
      <style:table-column-properties style:column-width="19.72cm" style:rel-column-width="50288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25.7cm" table:align="margins" style:may-break-between-rows="false"/>
    </style:style>
    <style:style style:name="Tableau13.A" style:family="table-column">
      <style:table-column-properties style:column-width="5.98cm" style:rel-column-width="15247*"/>
    </style:style>
    <style:style style:name="Tableau13.B" style:family="table-column">
      <style:table-column-properties style:column-width="19.72cm" style:rel-column-width="50288*"/>
    </style:style>
    <style:style style:name="Tableau13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3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3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25.7cm" table:align="margins" style:may-break-between-rows="false"/>
    </style:style>
    <style:style style:name="Tableau12.A" style:family="table-column">
      <style:table-column-properties style:column-width="4.69cm" style:rel-column-width="11960*"/>
    </style:style>
    <style:style style:name="Tableau12.B" style:family="table-column">
      <style:table-column-properties style:column-width="4.306cm" style:rel-column-width="10979*"/>
    </style:style>
    <style:style style:name="Tableau12.C" style:family="table-column">
      <style:table-column-properties style:column-width="4.313cm" style:rel-column-width="10997*"/>
    </style:style>
    <style:style style:name="Tableau12.D" style:family="table-column">
      <style:table-column-properties style:column-width="4.18cm" style:rel-column-width="10660*"/>
    </style:style>
    <style:style style:name="Tableau12.E" style:family="table-column">
      <style:table-column-properties style:column-width="4.207cm" style:rel-column-width="10727*"/>
    </style:style>
    <style:style style:name="Tableau12.F" style:family="table-column">
      <style:table-column-properties style:column-width="4.004cm" style:rel-column-width="10212*"/>
    </style:style>
    <style:style style:name="Tableau1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97cm" fo:border-left="0.05pt solid #000000" fo:border-right="none" fo:border-top="none" fo:border-bottom="0.05pt solid #000000"/>
    </style:style>
    <style:style style:name="Tableau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25.7cm" table:align="margins" style:may-break-between-rows="false"/>
    </style:style>
    <style:style style:name="Tableau11.A" style:family="table-column">
      <style:table-column-properties style:column-width="6.424cm" style:rel-column-width="16383*"/>
    </style:style>
    <style:style style:name="Tableau11.B" style:family="table-column">
      <style:table-column-properties style:column-width="0.376cm" style:rel-column-width="960*"/>
    </style:style>
    <style:style style:name="Tableau11.C" style:family="table-column">
      <style:table-column-properties style:column-width="6.048cm" style:rel-column-width="15423*"/>
    </style:style>
    <style:style style:name="Tableau11.E" style:family="table-column">
      <style:table-column-properties style:column-width="6.426cm" style:rel-column-width="16386*"/>
    </style:style>
    <style:style style:name="Tableau11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none" fo:border-top="none" fo:border-bottom="0.05pt solid #000000"/>
    </style:style>
    <style:style style:name="Tableau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81739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27b196d" officeooo:paragraph-rsid="033ba49a" fo:background-color="transparent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31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2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33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entury Gothic" fo:font-size="11pt" fo:font-weight="bold" officeooo:rsid="018186de" officeooo:paragraph-rsid="023be6ba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entury Gothic" fo:font-size="11pt" fo:font-weight="bold" officeooo:rsid="02bc4150" officeooo:paragraph-rsid="02e7b152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Century Gothic" fo:font-size="11pt" fo:font-weight="bold" officeooo:rsid="02bc4150" officeooo:paragraph-rsid="03281131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entury Gothic" fo:font-size="11pt" fo:font-weight="bold" officeooo:rsid="02e7b152" officeooo:paragraph-rsid="03281131" fo:background-color="transparent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start" style:justify-single-word="false">
        <style:tab-stops>
          <style:tab-stop style:position="24.395cm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df7e9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eb4b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cdb02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03bd5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419f8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80dd00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81739a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4df7e9" fo:background-color="transparent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5cdb02" fo:background-color="transparent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7a6684" fo:background-color="transparent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28813f8" style:font-size-asian="5.25pt" style:font-size-complex="6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3779a81" fo:background-color="transparent" style:font-size-asian="8pt" style:font-weight-asian="normal" style:font-size-complex="8pt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73480f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80dd0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4" style:family="paragraph" style:parent-style-name="Table_20_Contents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1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1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1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1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2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21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e7283" fo:background-color="transparent" style:font-size-asian="8pt" style:font-weight-asian="normal" style:font-size-complex="8pt" style:font-weight-complex="normal"/>
    </style:style>
    <style:style style:name="P12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2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762232" fo:background-color="transparent" style:font-size-asian="8pt" style:font-weight-asian="normal" style:font-size-complex="8pt" style:font-weight-complex="normal"/>
    </style:style>
    <style:style style:name="P124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2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27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128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29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7527a8" fo:background-color="transparent" style:font-size-asian="8pt" style:font-weight-asian="normal" style:font-size-complex="8pt" style:font-weight-complex="normal"/>
    </style:style>
    <style:style style:name="P130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7a2095" fo:background-color="transparent" style:font-size-asian="8pt" style:font-weight-asian="normal" style:font-size-complex="8pt" style:font-weight-complex="normal"/>
    </style:style>
    <style:style style:name="P131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32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33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34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35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36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be3af" officeooo:paragraph-rsid="02697d2b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d1c11" officeooo:paragraph-rsid="02697d2b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2697d2b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380dd00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771db8" officeooo:paragraph-rsid="033ba49a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697d2b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style:font-name="Century Gothic" fo:font-size="8pt" officeooo:paragraph-rsid="02335515" style:font-size-asian="8pt" style:font-size-complex="8pt"/>
    </style:style>
    <style:style style:name="P153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54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55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56" style:family="paragraph" style:parent-style-name="Table_20_Contents">
      <style:paragraph-properties fo:text-align="center" style:justify-single-word="false"/>
      <style:text-properties style:font-name="Century Gothic" fo:font-size="8pt" officeooo:rsid="00271ef1" officeooo:paragraph-rsid="023be6ba" style:font-size-asian="8pt" style:font-size-complex="8pt"/>
    </style:style>
    <style:style style:name="P157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58" style:family="paragraph" style:parent-style-name="Table_20_Contents">
      <style:paragraph-properties fo:text-align="center" style:justify-single-word="false"/>
      <style:text-properties style:font-name="Century Gothic" fo:font-size="8pt" officeooo:rsid="02f7bd67" officeooo:paragraph-rsid="02f7bd67" style:font-size-asian="8pt" style:font-size-complex="8pt"/>
    </style:style>
    <style:style style:name="P159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67a6b0" style:font-size-asian="8pt" style:font-size-complex="8pt"/>
    </style:style>
    <style:style style:name="P160" style:family="paragraph" style:parent-style-name="Table_20_Contents">
      <style:paragraph-properties fo:text-align="center" style:justify-single-word="false"/>
      <style:text-properties style:font-name="Century Gothic" fo:font-size="8pt" officeooo:rsid="0381739a" officeooo:paragraph-rsid="0381739a" style:font-size-asian="8pt" style:font-size-complex="8pt"/>
    </style:style>
    <style:style style:name="P161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63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65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66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69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70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80dd00" style:font-size-asian="9pt" style:font-weight-asian="bold" style:font-size-complex="9pt" style:font-weight-complex="bold"/>
    </style:style>
    <style:style style:name="P174" style:family="paragraph" style:parent-style-name="Table_20_Contents">
      <style:paragraph-properties fo:text-align="justify" style:justify-single-word="false">
        <style:tab-stops>
          <style:tab-stop style:position="4.5cm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76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77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bold" officeooo:rsid="00471d9c" officeooo:paragraph-rsid="029cf8c5" fo:background-color="transparent" style:font-size-asian="9pt" style:font-weight-asian="bold" style:font-size-complex="9pt" style:font-weight-complex="bold"/>
    </style:style>
    <style:style style:name="P178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14b4760" officeooo:paragraph-rsid="02335515" style:font-size-asian="11pt" style:font-weight-asian="bold" style:font-size-complex="11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380dd00" style:font-size-asian="11pt" style:font-weight-asian="bold" style:font-size-complex="11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75257a" officeooo:paragraph-rsid="033ba49a" style:font-size-asian="11pt" style:font-weight-asian="bold" style:font-size-complex="11pt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a33c0" style:font-size-asian="10pt" style:font-weight-asian="bold" style:font-size-complex="10pt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f4e37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88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df7e9" fo:background-color="transparent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82e76e" fo:background-color="transparent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82e76e" fo:background-color="transparent" style:font-size-asian="8pt" style:font-weight-asian="normal" style:font-size-complex="8pt" style:font-weight-complex="normal"/>
    </style:style>
    <style:style style:name="T1" style:family="text">
      <style:text-properties fo:font-weight="normal" officeooo:rsid="0064de31" style:font-weight-asian="normal" style:font-weight-complex="normal"/>
    </style:style>
    <style:style style:name="T2" style:family="text">
      <style:text-properties fo:font-weight="normal" officeooo:rsid="01c5adb1" style:font-weight-asian="normal" style:font-weight-complex="normal"/>
    </style:style>
    <style:style style:name="T3" style:family="text">
      <style:text-properties fo:font-weight="normal" officeooo:rsid="0292e89c" style:font-weight-asian="normal" style:font-weight-complex="normal"/>
    </style:style>
    <style:style style:name="T4" style:family="text">
      <style:text-properties fo:font-weight="normal" officeooo:rsid="004b3423" style:font-weight-asian="normal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7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6a9d57"/>
    </style:style>
    <style:style style:name="T10" style:family="text">
      <style:text-properties officeooo:rsid="007aee0c"/>
    </style:style>
    <style:style style:name="T11" style:family="text">
      <style:text-properties officeooo:rsid="014b4760"/>
    </style:style>
    <style:style style:name="T12" style:family="text">
      <style:text-properties officeooo:rsid="00855fd7"/>
    </style:style>
    <style:style style:name="T13" style:family="text">
      <style:text-properties officeooo:rsid="01250024"/>
    </style:style>
    <style:style style:name="T14" style:family="text">
      <style:text-properties officeooo:rsid="01abe46d"/>
    </style:style>
    <style:style style:name="T15" style:family="text">
      <style:text-properties officeooo:rsid="0062b7e6"/>
    </style:style>
    <style:style style:name="T16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7" style:family="text">
      <style:text-properties style:text-underline-style="none" officeooo:rsid="00471d9c" fo:background-color="transparent" loext:char-shading-value="0" style:font-size-asian="7.84999990463257pt"/>
    </style:style>
    <style:style style:name="T18" style:family="text">
      <style:text-properties style:font-size-asian="9pt"/>
    </style:style>
    <style:style style:name="T19" style:family="text">
      <style:text-properties officeooo:rsid="01dbe3af"/>
    </style:style>
    <style:style style:name="T20" style:family="text">
      <style:text-properties officeooo:rsid="01e5a53f"/>
    </style:style>
    <style:style style:name="T21" style:family="text">
      <style:text-properties officeooo:rsid="01e9c0cd"/>
    </style:style>
    <style:style style:name="T22" style:family="text">
      <style:text-properties officeooo:rsid="0203b193"/>
    </style:style>
    <style:style style:name="T23" style:family="text">
      <style:text-properties officeooo:rsid="020da968"/>
    </style:style>
    <style:style style:name="T24" style:family="text">
      <style:text-properties officeooo:rsid="0042b83b"/>
    </style:style>
    <style:style style:name="T25" style:family="text">
      <style:text-properties officeooo:rsid="00489114"/>
    </style:style>
    <style:style style:name="T26" style:family="text">
      <style:text-properties officeooo:rsid="004a7da7"/>
    </style:style>
    <style:style style:name="T27" style:family="text">
      <style:text-properties officeooo:rsid="00461090"/>
    </style:style>
    <style:style style:name="T28" style:family="text">
      <style:text-properties officeooo:rsid="00549a6a"/>
    </style:style>
    <style:style style:name="T29" style:family="text">
      <style:text-properties fo:font-size="9pt" officeooo:rsid="00549a6a" style:font-size-asian="9pt" style:font-size-complex="9pt"/>
    </style:style>
    <style:style style:name="T30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31" style:family="text">
      <style:text-properties officeooo:rsid="0287edf6"/>
    </style:style>
    <style:style style:name="T32" style:family="text">
      <style:text-properties officeooo:rsid="029be1dc"/>
    </style:style>
    <style:style style:name="T33" style:family="text">
      <style:text-properties officeooo:rsid="033a9c7b"/>
    </style:style>
    <style:style style:name="T34" style:family="text">
      <style:text-properties officeooo:rsid="02771db8"/>
    </style:style>
    <style:style style:name="T35" style:family="text">
      <style:text-properties officeooo:rsid="0295c65b"/>
    </style:style>
    <style:style style:name="T36" style:family="text">
      <style:text-properties officeooo:rsid="02e213a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34d9f7b" style:font-weight-asian="bold" style:font-weight-complex="bold"/>
    </style:style>
    <style:style style:name="T39" style:family="text">
      <style:text-properties officeooo:rsid="034fc66e"/>
    </style:style>
    <style:style style:name="T40" style:family="text">
      <style:text-properties officeooo:rsid="00471d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31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8">Contrat / <text:span text:style-name="T27">Produit</text:span></text:p>
          </table:table-cell>
        </table:table-row>
        <table:table-row table:style-name="Tableau14.2">
          <table:table-cell table:style-name="Tableau14.A2" office:value-type="string">
            <text:p text:style-name="P174">Produit :<text:tab/><text:span text:style-name="T17"><text:placeholder text:placeholder-type="text">&lt;contract.product.extra_data.get('nom_editique_produit') or contract.product.name&gt;</text:placeholder></text:span></text:p>
            <text:p text:style-name="P176">Gestionnaire :<text:tab/><text:span text:style-name="T16"><text:placeholder text:placeholder-type="text">&lt;contract.create_uid.name&gt;</text:placeholder></text:span></text:p>
            <text:p text:style-name="P176">Date d'effet :<text:tab/><text:span text:style-name="T16"><text:placeholder text:placeholder-type="text">&lt;format_date(contract.start_date, Party.lang)&gt;</text:placeholder></text:span></text:p>
            <text:p text:style-name="P176">Date de fin :<text:tab/><text:span text:style-name="T16"><text:placeholder text:placeholder-type="text">&lt;format_date(contract.end_date, Party.lang) if contract.end_date else ""&gt;</text:placeholder></text:span></text:p>
            <text:p text:style-name="P178"/>
            <text:p text:style-name="P177">Données complémentaires au contrat :</text:p>
            <text:p text:style-name="P102"><text:placeholder text:placeholder-type="text">&lt;if test="contract.extra_data_values"&gt;</text:placeholder></text:p>
            <text:p text:style-name="P92"><text:placeholder text:placeholder-type="text">&lt;for each="extra_data  in contract.extra_datas"&gt;</text:placeholder></text:p>
            <text:p text:style-name="P92"><text:placeholder text:placeholder-type="text">&lt;for each="extra_data_summary in extra_data.extra_data_summary.split("\n")"&gt;</text:placeholder></text:p>
            <text:p text:style-name="P93"><text:placeholder text:placeholder-type="text">&lt;extra_data_summary&gt;</text:placeholder></text:p>
            <text:p text:style-name="P94"><text:placeholder text:placeholder-type="text">&lt;/for&gt;</text:placeholder></text:p>
            <text:p text:style-name="P95"><text:placeholder text:placeholder-type="text">&lt;/for&gt;</text:placeholder></text:p>
            <text:p text:style-name="P103"><text:placeholder text:placeholder-type="text">&lt;/if&gt;</text:placeholder></text:p>
          </table:table-cell>
        </table:table-row>
      </table:table>
      <text:p text:style-name="P29"/>
      <text:p text:style-name="P109"><text:placeholder text:placeholder-type="text">&lt;if test="getattr(contract,'broker',None)"&gt;</text:placeholder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79">Apporteur</text:p>
          </table:table-cell>
          <table:table-cell table:style-name="Tableau10.A1" table:number-columns-spanned="3" office:value-type="string">
            <text:p text:style-name="P168"/>
          </table:table-cell>
          <table:covered-table-cell/>
          <table:covered-table-cell/>
        </table:table-row>
        <table:table-row table:style-name="Tableau10.1">
          <table:table-cell table:style-name="Tableau10.A2" table:number-columns-spanned="2" office:value-type="string">
            <text:p text:style-name="P159">Nom : <text:span text:style-name="T16"><text:placeholder text:placeholder-type="text">&lt;contract.broker.party.name&gt;</text:placeholder></text:span><text:span text:style-name="T16"> </text:span><text:span text:style-name="T16"><text:placeholder text:placeholder-type="text">&lt;if test="getattr(contract,'agency',None)"&gt;</text:placeholder></text:span><text:span text:style-name="T16"> </text:span><text:span text:style-name="T16"><text:placeholder text:placeholder-type="text">&lt;if test="contract.agency.name!="""&gt;</text:placeholder></text:span><text:span text:style-name="T16"> / <text:s text:c="2"/></text:span><text:span text:style-name="T16"><text:placeholder text:placeholder-type="text">&lt;contract.agency.name&gt;</text:placeholder></text:span><text:span text:style-name="T16"><text:placeholder text:placeholder-type="text">&lt;/if&gt;</text:placeholder></text:span><text:span text:style-name="T16"> </text:span><text:span text:style-name="T16"><text:placeholder text:placeholder-type="text">&lt;if test="contract.agency.name=="""&gt;</text:placeholder></text:span><text:span text:style-name="T16"> </text:span><text:span text:style-name="T16"><text:placeholder text:placeholder-type="text">&lt;contract.agency.party.name&gt;</text:placeholder></text:span><text:span text:style-name="T16"><text:placeholder text:placeholder-type="text">&lt;/if&gt;</text:placeholder></text:span><text:span text:style-name="T16"><text:placeholder text:placeholder-type="text">&lt;/if&gt;</text:placeholder></text:span></text:p>
          </table:table-cell>
          <table:covered-table-cell/>
          <table:table-cell table:style-name="Tableau10.C2" office:value-type="string">
            <text:p text:style-name="P152">C<text:span text:style-name="T11">ode : </text:span><text:span text:style-name="T16"><text:placeholder text:placeholder-type="text">&lt;contract.broker.code&gt;</text:placeholder></text:span></text:p>
          </table:table-cell>
          <table:table-cell table:style-name="Tableau10.D2" office:value-type="string">
            <text:p text:style-name="P152">S<text:span text:style-name="T11">chéma de commission : </text:span><text:span text:style-name="T16"><text:placeholder text:placeholder-type="text">&lt;contract.agent.plan.name&gt;</text:placeholder></text:span></text:p>
          </table:table-cell>
        </table:table-row>
      </table:table>
      <text:p text:style-name="P109"><text:placeholder text:placeholder-type="text">&lt;/if&gt;</text:placeholder></text:p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ext:soft-page-break/>
        <table:table-row table:style-name="Tableau5.1">
          <table:table-cell table:style-name="Tableau5.A1" table:number-columns-spanned="5" office:value-type="string">
            <text:p text:style-name="P41">Souscripteur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55">Code</text:p>
          </table:table-cell>
          <table:table-cell table:style-name="Tableau5.A2" office:value-type="string">
            <text:p text:style-name="P155">Nom</text:p>
          </table:table-cell>
          <table:table-cell table:style-name="Tableau5.A2" office:value-type="string">
            <text:p text:style-name="P160">Nom de naissance</text:p>
          </table:table-cell>
          <table:table-cell table:style-name="Tableau5.A2" office:value-type="string">
            <text:p text:style-name="P155">Date de naissance</text:p>
          </table:table-cell>
          <table:table-cell table:style-name="Tableau5.E2" office:value-type="string">
            <text:p text:style-name="P158">Adresse</text:p>
            <text:p text:style-name="P64"/>
          </table:table-cell>
        </table:table-row>
        <table:table-row table:style-name="Tableau5.1">
          <table:table-cell table:style-name="Tableau5.A3" office:value-type="string">
            <text:p text:style-name="P16"><text:placeholder text:placeholder-type="text">&lt;contract.subscriber.code&gt;</text:placeholder></text:p>
          </table:table-cell>
          <table:table-cell table:style-name="Tableau5.B3" office:value-type="string">
            <text:p text:style-name="P11"><text:placeholder text:placeholder-type="text">&lt;if test="contract.subscriber.is_person"&gt;</text:placeholder></text:p>
            <text:p text:style-name="P13"><text:placeholder text:placeholder-type="text">&lt;contract.subscriber.gender_string&gt;</text:placeholder> <text:placeholder text:placeholder-type="text">&lt;contract.subscriber.name&gt;</text:placeholder> <text:placeholder text:placeholder-type="text">&lt;contract.subscriber.first_name&gt;</text:placeholder></text:p>
            <text:p text:style-name="P13"><text:placeholder text:placeholder-type="text">&lt;/if&gt;</text:placeholder></text:p>
            <text:p text:style-name="P8"><text:span text:style-name="T8"><text:placeholder text:placeholder-type="text">&lt;if test="not contract.subscriber.is_person"&gt;</text:placeholder></text:span><text:span text:style-name="T8"> </text:span><text:span text:style-name="T8"><text:placeholder text:placeholder-type="text">&lt;contract.subscriber.full_name&gt;</text:placeholder></text:span><text:span text:style-name="T8"><text:placeholder text:placeholder-type="text">&lt;/if&gt;</text:placeholder></text:span></text:p>
            <text:p text:style-name="P12"/>
          </table:table-cell>
          <table:table-cell table:style-name="Tableau5.C3" office:value-type="string">
            <text:p text:style-name="P14"><text:placeholder text:placeholder-type="text">&lt;if test="contract.subscriber.is_person"&gt;</text:placeholder></text:p>
            <text:p text:style-name="P14"><text:placeholder text:placeholder-type="text">&lt;contract.subscriber.birth_name&gt;</text:placeholder></text:p>
            <text:p text:style-name="P79"><text:placeholder text:placeholder-type="text">&lt;/if&gt;</text:placeholder></text:p>
          </table:table-cell>
          <table:table-cell table:style-name="Tableau5.D3" office:value-type="string">
            <text:p text:style-name="P45"><text:placeholder text:placeholder-type="text">&lt;if test="contract.subscriber.birth_date"&gt;</text:placeholder></text:p>
            <text:p text:style-name="P45"><text:placeholder text:placeholder-type="text">&lt;format_date(contract.subscriber.birth_date, Party.lang)&gt;</text:placeholder></text:p>
            <text:p text:style-name="P45"><text:placeholder text:placeholder-type="text">&lt;/if&gt;</text:placeholder></text:p>
          </table:table-cell>
          <table:table-cell table:style-name="Tableau5.E2" office:value-type="string">
            <text:p text:style-name="P65"><text:placeholder text:placeholder-type="text">&lt;if test="contract.get_contract_address(contract.start_date).full_address"&gt;</text:placeholder></text:p>
            <text:p text:style-name="P65"><text:placeholder text:placeholder-type="text">&lt;for each="line in contract.get_contract_address(contract.start_date).full_address.split('\n')"&gt;</text:placeholder></text:p>
            <text:p text:style-name="P65"><text:placeholder text:placeholder-type="text">&lt;line&gt;</text:placeholder></text:p>
            <text:p text:style-name="P65"><text:placeholder text:placeholder-type="text">&lt;/for&gt;</text:placeholder></text:p>
            <text:p text:style-name="P65"><text:placeholder text:placeholder-type="text">&lt;/if&gt;</text:placeholder></text:p>
          </table:table-cell>
        </table:table-row>
      </table:table>
      <text:p text:style-name="P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6" office:value-type="string">
            <text:p text:style-name="P37">Assuré<text:span text:style-name="T32">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53">Code</text:p>
          </table:table-cell>
          <table:table-cell table:style-name="Tableau1.A2" office:value-type="string">
            <text:p text:style-name="P153">Nom</text:p>
          </table:table-cell>
          <table:table-cell table:style-name="Tableau1.A2" office:value-type="string">
            <text:p text:style-name="P153">Date de naissance</text:p>
          </table:table-cell>
          <table:table-cell table:style-name="Tableau1.A2" office:value-type="string">
            <text:p text:style-name="P154">Adresse</text:p>
          </table:table-cell>
          <table:table-cell table:style-name="Tableau1.A2" office:value-type="string">
            <text:p text:style-name="P156">Données complémentaires</text:p>
          </table:table-cell>
          <table:table-cell table:style-name="Tableau1.F2" office:value-type="string">
            <text:p text:style-name="P157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6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5"><text:placeholder text:placeholder-type="text">&lt;covered_element.party.code&gt;</text:placeholder></text:p>
          </table:table-cell>
          <table:table-cell table:style-name="Tableau1.B4" office:value-type="string">
            <text:p text:style-name="P10"><text:placeholder text:placeholder-type="text">&lt;covered_element.party.gender_string&gt;</text:placeholder> <text:placeholder text:placeholder-type="text">&lt;covered_element.party.name&gt;</text:placeholder> <text:placeholder text:placeholder-type="text">&lt;covered_element.party.first_name&gt;</text:placeholder></text:p>
          </table:table-cell>
          <table:table-cell table:style-name="Tableau1.C4" office:value-type="string">
            <text:p text:style-name="P15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7"><text:placeholder text:placeholder-type="text">&lt;for each="contact in contract.get_contacts(date=contract.start_date,type_='covered_party')"&gt;</text:placeholder></text:p>
            <text:p text:style-name="P57"><text:placeholder text:placeholder-type="text">&lt;if test="contact.address and contact.party == covered_element.party"&gt;</text:placeholder></text:p>
            <text:p text:style-name="P57"><text:placeholder text:placeholder-type="text">&lt;for each="line in contact.address.full_address.split('\n')"&gt;</text:placeholder></text:p>
            <text:p text:style-name="P57"><text:placeholder text:placeholder-type="text">&lt;line&gt;</text:placeholder></text:p>
            <text:p text:style-name="P57"><text:placeholder text:placeholder-type="text">&lt;/for&gt;</text:placeholder></text:p>
            <text:p text:style-name="P57"><text:placeholder text:placeholder-type="text">&lt;/if&gt;</text:placeholder></text:p>
            <text:p text:style-name="P57"><text:placeholder text:placeholder-type="text">&lt;/for&gt;</text:placeholder></text:p>
          </table:table-cell>
          <table:table-cell table:style-name="Tableau1.E4" office:value-type="string">
            <text:p text:style-name="P85"><text:placeholder text:placeholder-type="text">&lt;if test="covered_element.current_extra_data_string.values"&gt;</text:placeholder></text:p>
            <text:p text:style-name="P85"><text:placeholder text:placeholder-type="text">&lt;for each="(cle,value) in covered_element.current_extra_data_string.items()"&gt;</text:placeholder></text:p>
            <text:p text:style-name="P85"><text:span text:style-name="T37"><text:placeholder text:placeholder-type="text">&lt;cle&gt;</text:placeholder></text:span> : <text:placeholder text:placeholder-type="text">&lt;value&gt;</text:placeholder></text:p>
            <text:p text:style-name="P69"><text:placeholder text:placeholder-type="text">&lt;/for&gt;</text:placeholder></text:p>
            <text:p text:style-name="P69"><text:placeholder text:placeholder-type="text">&lt;/if&gt;</text:placeholder></text:p>
            <text:p text:style-name="P191"><text:placeholder text:placeholder-type="text">&lt;if test="covered_element.party.extra_data.values"&gt;</text:placeholder></text:p>
            <text:p text:style-name="P191"><text:placeholder text:placeholder-type="text">&lt;for each="(cle,value) in covered_element.party.extra_data_string.items()"&gt;</text:placeholder></text:p>
            <text:p text:style-name="P191"><text:span text:style-name="T37"><text:placeholder text:placeholder-type="text">&lt;cle&gt;</text:placeholder></text:span> : <text:placeholder text:placeholder-type="text">&lt;value&gt;</text:placeholder></text:p>
            <text:p text:style-name="P190"><text:placeholder text:placeholder-type="text">&lt;/for&gt;</text:placeholder></text:p>
            <text:p text:style-name="P190"><text:placeholder text:placeholder-type="text">&lt;/if&gt;</text:placeholder></text:p>
          </table:table-cell>
          <table:table-cell table:style-name="Tableau1.F4" office:value-type="string">
            <text:p text:style-name="P84"><text:placeholder text:placeholder-type="text">&lt;for each="relation in covered_element.party.relations"&gt;</text:placeholder></text:p>
            <text:p text:style-name="P84"><text:placeholder text:placeholder-type="text">&lt;relation.rec_name&gt;</text:placeholder></text:p>
            <text:p text:style-name="P56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33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table:number-columns-spanned="7" office:value-type="string">
            <text:p text:style-name="P42">Pai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67"/>
            <text:p text:style-name="P167">Mode de paiement</text:p>
          </table:table-cell>
          <table:table-cell table:style-name="Tableau2.B2" office:value-type="string">
            <text:p text:style-name="P167"/>
            <text:p text:style-name="P167">Payeur</text:p>
          </table:table-cell>
          <table:table-cell table:style-name="Tableau2.C2" table:number-columns-spanned="3" office:value-type="string">
            <text:p text:style-name="P66"/>
            <text:p text:style-name="P147">Données bancaires</text:p>
          </table:table-cell>
          <table:covered-table-cell/>
          <table:covered-table-cell/>
          <table:table-cell table:style-name="Tableau2.F2" table:number-columns-spanned="2" office:value-type="string">
            <text:p text:style-name="P66"/>
            <text:p text:style-name="P147">Mandat SEPA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7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8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64">Banque</text:p>
          </table:table-cell>
          <table:table-cell table:style-name="Tableau2.D3" office:value-type="string">
            <text:p text:style-name="P164">BIC</text:p>
          </table:table-cell>
          <table:table-cell table:style-name="Tableau2.E3" office:value-type="string">
            <text:p text:style-name="P164">IBAN</text:p>
          </table:table-cell>
          <table:table-cell table:style-name="Tableau2.F3" office:value-type="string">
            <text:p text:style-name="P164">Etat</text:p>
          </table:table-cell>
          <table:table-cell table:style-name="Tableau2.G3" office:value-type="string">
            <text:p text:style-name="P164">Jour de <text:span text:style-name="T33">prélèvement</text:span>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87"><text:placeholder text:placeholder-type="text">&lt;if test="bool(contract.billing_information.billing_mode.direct_debit)"&gt;</text:placeholder></text:p>
            <text:p text:style-name="P54"><text:s/><text:placeholder text:placeholder-type="text">&lt;if test="contract.billing_information.direct_debit_account"&gt;</text:placeholder></text:p>
            <text:p text:style-name="P53"><text:placeholder text:placeholder-type="text">&lt;contract.billing_information.direct_debit_account.bank.party.name&gt;</text:placeholder></text:p>
            <text:p text:style-name="P53"><text:placeholder text:placeholder-type="text">&lt;/if&gt;</text:placeholder></text:p>
            <text:p text:style-name="P54"><text:placeholder text:placeholder-type="text">&lt;/if&gt;</text:placeholder></text:p>
          </table:table-cell>
          <table:table-cell table:style-name="Tableau2.D4" office:value-type="string">
            <text:p text:style-name="P88"><text:placeholder text:placeholder-type="text">&lt;if test="bool(contract.billing_information.billing_mode.direct_debit)"&gt;</text:placeholder></text:p>
            <text:p text:style-name="P72"><text:placeholder text:placeholder-type="text">&lt;if test="contract.billing_information.direct_debit_account"&gt;</text:placeholder></text:p>
            <text:p text:style-name="P72"><text:placeholder text:placeholder-type="text">&lt;contract.billing_information.direct_debit_account.bank.bic&gt;</text:placeholder></text:p>
            <text:p text:style-name="P72"><text:placeholder text:placeholder-type="text">&lt;/if&gt;</text:placeholder></text:p>
            <text:p text:style-name="P73"><text:placeholder text:placeholder-type="text">&lt;/if&gt;</text:placeholder></text:p>
          </table:table-cell>
          <table:table-cell table:style-name="Tableau2.E4" office:value-type="string">
            <text:p text:style-name="P88"><text:placeholder text:placeholder-type="text">&lt;if test="bool(contract.billing_information.billing_mode.direct_debit)"&gt;</text:placeholder></text:p>
            <text:p text:style-name="P74"><text:placeholder text:placeholder-type="text">&lt;if test="contract.billing_information.direct_debit_account"&gt;</text:placeholder></text:p>
            <text:p text:style-name="P72"><text:placeholder text:placeholder-type="text">&lt;contract.billing_information.direct_debit_account.number&gt;</text:placeholder></text:p>
            <text:p text:style-name="P72"><text:placeholder text:placeholder-type="text">&lt;/if&gt;</text:placeholder></text:p>
            <text:p text:style-name="P73"><text:placeholder text:placeholder-type="text">&lt;/if&gt;</text:placeholder></text:p>
          </table:table-cell>
          <table:table-cell table:style-name="Tableau2.F4" office:value-type="string">
            <text:p text:style-name="P88"><text:placeholder text:placeholder-type="text">&lt;if test="bool(contract.billing_information.billing_mode.direct_debit)"&gt;</text:placeholder></text:p>
            <text:p text:style-name="P86"><text:placeholder text:placeholder-type="text">&lt;if test="contract.billing_information.sepa_mandate"&gt;</text:placeholder></text:p>
            <text:p text:style-name="P75"><text:placeholder text:placeholder-type="text">&lt;contract.billing_information.sepa_mandate.state&gt;</text:placeholder></text:p>
            <text:p text:style-name="P75"><text:placeholder text:placeholder-type="text">&lt;/if&gt;</text:placeholder></text:p>
            <text:p text:style-name="P76"><text:placeholder text:placeholder-type="text">&lt;/if&gt;</text:placeholder></text:p>
          </table:table-cell>
          <table:table-cell table:style-name="Tableau2.G4" office:value-type="string">
            <text:p text:style-name="P88"><text:placeholder text:placeholder-type="text">&lt;if test="bool(contract.billing_information.billing_mode.direct_debit)"&gt;</text:placeholder></text:p>
            <text:p text:style-name="P75"><text:placeholder text:placeholder-type="text">&lt;contract.billing_information.direct_debit_day&gt;</text:placeholder></text:p>
            <text:p text:style-name="P86"><text:span text:style-name="T40"><text:placeholder text:placeholder-type="text">&lt;/if&gt;</text:placeholder></text:span><text:span text:style-name="T40"> </text:span></text:p>
          </table:table-cell>
        </table:table-row>
      </table:table>
      <text:p text:style-name="P40"/>
      <text:p text:style-name="P39">Primes</text:p>
      <text:p text:style-name="P106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85">Détail du compt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61">Début</text:p>
          </table:table-cell>
          <table:table-cell table:style-name="Tableau15.A2" office:value-type="string">
            <text:p text:style-name="P161">Fin</text:p>
          </table:table-cell>
          <table:table-cell table:style-name="Tableau15.A2" office:value-type="string">
            <text:p text:style-name="P26"><text:span text:style-name="T28">Montant H</text:span>T</text:p>
          </table:table-cell>
          <table:table-cell table:style-name="Tableau15.A2" office:value-type="string">
            <text:p text:style-name="P26">Taxes</text:p>
          </table:table-cell>
          <table:table-cell table:style-name="Tableau15.A2" office:value-type="string">
            <text:p text:style-name="P26">Frais</text:p>
          </table:table-cell>
          <table:table-cell table:style-name="Tableau15.F2" office:value-type="string">
            <text:p text:style-name="P27">Total</text:p>
          </table:table-cell>
        </table:table-row>
        <table:table-row>
          <table:table-cell table:style-name="Tableau15.F2" table:number-columns-spanned="6" office:value-type="string">
            <text:p text:style-name="P115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4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24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24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24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24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24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25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5.F2" table:number-columns-spanned="6" office:value-type="string">
            <text:p text:style-name="P115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1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2" office:value-type="string">
            <text:p text:style-name="P165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65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65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65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65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66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87"><text:placeholder text:placeholder-type="text">&lt;if test="contract.total_premium_amount"&gt;</text:placeholder></text:p>
            <text:p text:style-name="P43"><text:span text:style-name="T28">T</text:span><text:span text:style-name="T29">otal des primes, taxes et frais inclus :</text:span><text:span text:style-name="T30"><text:placeholder text:placeholder-type="text">&lt;format_currency(contract.total_premium_amount, Party.lang, contract.currency)&gt;</text:placeholder></text:span></text:p>
            <text:p text:style-name="P1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6"><text:placeholder text:placeholder-type="text">&lt;/if&gt;</text:placeholder></text:p>
      <text:p text:style-name="P107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86">Détail du compta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7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6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63">Element couvert</text:p>
          </table:table-cell>
          <table:table-cell table:style-name="Tableau16.A4" office:value-type="string">
            <text:p text:style-name="P163">Garantie</text:p>
          </table:table-cell>
          <table:table-cell table:style-name="Tableau16.A4" office:value-type="string">
            <text:p text:style-name="P163">Date de fin</text:p>
          </table:table-cell>
          <table:table-cell table:style-name="Tableau16.A4" office:value-type="string">
            <text:p text:style-name="P163">Tarif HT</text:p>
          </table:table-cell>
          <table:table-cell table:style-name="Tableau16.A4" office:value-type="string">
            <text:p text:style-name="P163">Tarif TTC</text:p>
          </table:table-cell>
          <table:table-cell table:style-name="Tableau16.A4" office:value-type="string">
            <text:p text:style-name="P162">Minoration / Majoration</text:p>
          </table:table-cell>
          <table:table-cell table:style-name="Tableau16.G4" office:value-type="string">
            <text:p text:style-name="P146">Exclusion</text:p>
          </table:table-cell>
        </table:table-row>
        <table:table-row>
          <table:table-cell table:style-name="Tableau16.A2" table:number-columns-spanned="7" office:value-type="string">
            <text:p text:style-name="P120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1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9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16"><text:placeholder text:placeholder-type="text">&lt;if test="line.covered_element"&gt;</text:placeholder></text:p>
            <text:p text:style-name="P116"><text:placeholder text:placeholder-type="text">&lt;line.covered_element.rec_name&gt;</text:placeholder></text:p>
            <text:p text:style-name="P116"><text:placeholder text:placeholder-type="text">&lt;/if&gt;</text:placeholder></text:p>
          </table:table-cell>
          <table:table-cell table:style-name="Tableau16.A8" office:value-type="string">
            <text:p text:style-name="P118"><text:placeholder text:placeholder-type="text">&lt;if test="line.description"&gt;</text:placeholder></text:p>
            <text:p text:style-name="P118"><text:placeholder text:placeholder-type="text">&lt;line.description&gt;</text:placeholder></text:p>
            <text:p text:style-name="P100"><text:placeholder text:placeholder-type="text">&lt;/if&gt;</text:placeholder></text:p>
          </table:table-cell>
          <table:table-cell table:style-name="Tableau16.A8" office:value-type="string">
            <text:p text:style-name="P118"><text:placeholder text:placeholder-type="text">&lt;if test="line.coverage_end"&gt;</text:placeholder></text:p>
            <text:p text:style-name="P118"><text:placeholder text:placeholder-type="text">&lt;line.coverage_end&gt;</text:placeholder></text:p>
            <text:p text:style-name="P100"><text:placeholder text:placeholder-type="text">&lt;/if&gt;</text:placeholder></text:p>
          </table:table-cell>
          <table:table-cell table:style-name="Tableau16.A8" office:value-type="string">
            <text:p text:style-name="P122"><text:placeholder text:placeholder-type="text">&lt;if test="line.amount"&gt;</text:placeholder></text:p>
            <text:p text:style-name="P104"><text:placeholder text:placeholder-type="text">&lt;format_currency(line.amount, Party.lang, contract.currency)&gt;</text:placeholder></text:p>
            <text:p text:style-name="P99"><text:placeholder text:placeholder-type="text">&lt;/if&gt;</text:placeholder></text:p>
          </table:table-cell>
          <table:table-cell table:style-name="Tableau16.A8" office:value-type="string">
            <text:p text:style-name="P123"><text:placeholder text:placeholder-type="text">&lt;if test="line.taxes"&gt;</text:placeholder></text:p>
            <text:p text:style-name="P128"><text:placeholder text:placeholder-type="text">&lt;setVar('sum_tax',0)&gt;</text:placeholder></text:p>
            <text:p text:style-name="P128"><text:placeholder text:placeholder-type="text">&lt;setVar('total',line.amount)&gt;</text:placeholder></text:p>
            <text:p text:style-name="P128"><text:placeholder text:placeholder-type="text">&lt;for each="taxe in line.taxes"&gt;</text:placeholder></text:p>
            <text:p text:style-name="P128"><text:placeholder text:placeholder-type="text">&lt;setVar('sum_tax',(taxe.rate*line.amount))&gt;</text:placeholder></text:p>
            <text:p text:style-name="P128"><text:placeholder text:placeholder-type="text">&lt;setVar('total',getVar('sum_tax')+getVar('total'))&gt;</text:placeholder></text:p>
            <text:p text:style-name="P127"><text:placeholder text:placeholder-type="text">&lt;/for&gt;</text:placeholder></text:p>
            <text:p text:style-name="P131"><text:placeholder text:placeholder-type="text">&lt;format_currency(getVar('total'), Party.lang, contract.currency)&gt;</text:placeholder><text:soft-page-break/></text:p>
            <text:p text:style-name="P130"><text:placeholder text:placeholder-type="text">&lt;/if&gt;</text:placeholder></text:p>
            <text:p text:style-name="P129"><text:placeholder text:placeholder-type="text">&lt;if test="not line.taxes"&gt;</text:placeholder></text:p>
            <text:p text:style-name="P105"><text:placeholder text:placeholder-type="text">&lt;format_currency(line.amount, Party.lang, contract.currency)&gt;</text:placeholder></text:p>
            <text:p text:style-name="P128"><text:placeholder text:placeholder-type="text">&lt;/if&gt;</text:placeholder></text:p>
          </table:table-cell>
          <table:table-cell table:style-name="Tableau16.A8" office:value-type="string">
            <text:p text:style-name="P70"><text:placeholder text:placeholder-type="text">&lt;if test="getattr(line.detail.option,'extra_premiums',None)"&gt;</text:placeholder></text:p>
            <text:p text:style-name="P70"><text:placeholder text:placeholder-type="text">&lt;for each="surprime in line.detail.option.extra_premiums"&gt;</text:placeholder></text:p>
            <text:p text:style-name="P70"><text:placeholder text:placeholder-type="text">&lt;if test="surprime.is_discount"&gt;</text:placeholder><text:span text:style-name="T39">Minoration: </text:span><text:placeholder text:placeholder-type="text">&lt;surprime.rec_name&gt;</text:placeholder> - <text:placeholder text:placeholder-type="text">&lt;surprime.motive.rec_name&gt;</text:placeholder><text:soft-page-break/></text:p>
            <text:p text:style-name="P70"><text:placeholder text:placeholder-type="text">&lt;if test="surprime.end_date"&gt;</text:placeholder> - <text:span text:style-name="T39">jusqu’à: </text:span><text:placeholder text:placeholder-type="text">&lt;surprime.end_date&gt;</text:placeholder></text:p>
            <text:p text:style-name="P70"><text:placeholder text:placeholder-type="text">&lt;/if&gt;</text:placeholder></text:p>
            <text:p text:style-name="P70"><text:placeholder text:placeholder-type="text">&lt;/if&gt;</text:placeholder></text:p>
            <text:p text:style-name="P70"><text:placeholder text:placeholder-type="text">&lt;if test="not surprime.is_discount"&gt;</text:placeholder> <text:span text:style-name="T39">Majoration</text:span><text:span text:style-name="T38"> </text:span><text:span text:style-name="T20">: </text:span><text:placeholder text:placeholder-type="text">&lt;surprime.rec_name&gt;</text:placeholder> - <text:placeholder text:placeholder-type="text">&lt;surprime.motive.rec_name&gt;</text:placeholder></text:p>
            <text:p text:style-name="P70"><text:placeholder text:placeholder-type="text">&lt;if test="surprime.end_date"&gt;</text:placeholder> - <text:span text:style-name="T39">jusqu’à: </text:span><text:placeholder text:placeholder-type="text">&lt;surprime.end_date&gt;</text:placeholder></text:p>
            <text:p text:style-name="P70"><text:placeholder text:placeholder-type="text">&lt;/if&gt;</text:placeholder></text:p>
            <text:p text:style-name="P70"><text:placeholder text:placeholder-type="text">&lt;/if&gt;</text:placeholder></text:p>
            <text:p text:style-name="P70"><text:placeholder text:placeholder-type="text">&lt;/for&gt;</text:placeholder></text:p>
            <text:p text:style-name="P70"><text:placeholder text:placeholder-type="text">&lt;/if&gt;</text:placeholder></text:p>
          </table:table-cell>
          <table:table-cell table:style-name="Tableau16.A2" office:value-type="string">
            <text:p text:style-name="P71"><text:placeholder text:placeholder-type="text">&lt;if test="getattr(line.detail.option,'exclusions',None)"&gt;</text:placeholder></text:p>
            <text:p text:style-name="P71"><text:placeholder text:placeholder-type="text">&lt;for each="exclusion in line.detail.option.exclusions"&gt;</text:placeholder></text:p>
            <text:p text:style-name="P71"><text:span text:style-name="T26">Exclusion : </text:span><text:placeholder text:placeholder-type="text">&lt;exclusion.code&gt;</text:placeholder></text:p>
            <text:p text:style-name="P71"><text:placeholder text:placeholder-type="text">&lt;/for&gt;</text:placeholder></text:p>
            <text:p text:style-name="P71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17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6"><text:placeholder text:placeholder-type="text">&lt;/if&gt;</text:placeholder></text:p>
      <text:p text:style-name="P58"><text:placeholder text:placeholder-type="text">&lt;choose&gt;</text:placeholder></text:p>
      <text:p text:style-name="P58"><text:placeholder text:placeholder-type="text">&lt;when test="len(getattr(contract,  'used_loans', [])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ext:soft-page-break/>
        <table:table-row table:style-name="Tableau3.1">
          <table:table-cell table:style-name="Tableau3.A1" table:number-columns-spanned="3" office:value-type="string">
            <text:p text:style-name="P34">Liste des prêts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22">N<text:span text:style-name="T12">°</text:span></text:p>
          </table:table-cell>
          <table:table-cell table:style-name="Tableau3.A2" table:number-rows-spanned="2" office:value-type="string">
            <text:p text:style-name="P24">Type</text:p>
          </table:table-cell>
          <table:table-cell table:style-name="Tableau3.A2" table:number-rows-spanned="2" table:number-columns-spanned="2" office:value-type="string">
            <text:p text:style-name="P138">Capital</text:p>
          </table:table-cell>
          <table:covered-table-cell/>
          <table:table-cell table:style-name="Tableau3.A2" table:number-rows-spanned="2" office:value-type="string">
            <text:p text:style-name="P138">Durée <text:span text:style-name="T23">totale</text:span></text:p>
          </table:table-cell>
          <table:table-cell table:style-name="Tableau3.F2" table:number-columns-spanned="3" office:value-type="string">
            <text:p text:style-name="P138">Remboursement<text:span text:style-name="T13">s</text:span></text:p>
          </table:table-cell>
          <table:covered-table-cell/>
          <table:covered-table-cell/>
          <table:table-cell table:style-name="Tableau3.I2" table:number-rows-spanned="2" office:value-type="string">
            <text:p text:style-name="P138">Différé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51">Montant</text:p>
          </table:table-cell>
          <table:table-cell table:style-name="Tableau3.A2" office:value-type="string">
            <text:p text:style-name="P151">Durée</text:p>
          </table:table-cell>
          <table:table-cell table:style-name="Tableau3.A2" office:value-type="string">
            <text:p text:style-name="P151">Taux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58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46"><text:placeholder text:placeholder-type="text">&lt;pret.order&gt;</text:placeholder></text:p>
          </table:table-cell>
          <table:table-cell table:style-name="Tableau3.B5" office:value-type="string">
            <text:p text:style-name="P46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46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46"><text:placeholder text:placeholder-type="text">&lt;pret.duration&gt;</text:placeholder> <text:span text:style-name="T18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46"><text:placeholder text:placeholder-type="text">&lt;for each="increment in pret.increments"&gt;</text:placeholder></text:p>
            <text:p text:style-name="P46"><text:placeholder text:placeholder-type="text">&lt;format_currency(increment.payment_amount, Party.lang, pret.currency)&gt;</text:placeholder></text:p>
            <text:p text:style-name="P46"><text:placeholder text:placeholder-type="text">&lt;/for&gt;</text:placeholder></text:p>
          </table:table-cell>
          <table:table-cell table:style-name="Tableau3.G5" office:value-type="string">
            <text:p text:style-name="P46"><text:placeholder text:placeholder-type="text">&lt;for each="increment in pret.increments"&gt;</text:placeholder></text:p>
            <text:p text:style-name="P46"><text:placeholder text:placeholder-type="text">&lt;increment.number_of_payments&gt;</text:placeholder></text:p>
            <text:p text:style-name="P46"><text:placeholder text:placeholder-type="text">&lt;/for&gt;</text:placeholder></text:p>
          </table:table-cell>
          <table:table-cell table:style-name="Tableau3.H5" office:value-type="string">
            <text:p text:style-name="P46"><text:placeholder text:placeholder-type="text">&lt;for each="increment in pret.increments"&gt;</text:placeholder></text:p>
            <text:p text:style-name="P46"><text:placeholder text:placeholder-type="text">&lt;format_number(increment.rate * 100, Party.lang)&gt;</text:placeholder> %</text:p>
            <text:p text:style-name="P46"><text:placeholder text:placeholder-type="text">&lt;/for&gt;</text:placeholder></text:p>
          </table:table-cell>
          <table:table-cell table:style-name="Tableau3.I5" office:value-type="string">
            <text:p text:style-name="P46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5">Liste des garanties <text:span text:style-name="T19">par prêt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23">N<text:span text:style-name="T19">° Prêt</text:span></text:p>
          </table:table-cell>
          <table:table-cell table:style-name="Tableau4.A2" table:number-rows-spanned="2" office:value-type="string">
            <text:p text:style-name="P25">Element couvert</text:p>
          </table:table-cell>
          <table:table-cell table:style-name="Tableau4.A2" table:number-rows-spanned="2" office:value-type="string">
            <text:p text:style-name="P142">Garantie</text:p>
          </table:table-cell>
          <table:table-cell table:style-name="Tableau4.D2" table:number-columns-spanned="4" office:value-type="string">
            <text:p text:style-name="P137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41">D<text:span text:style-name="T24">ate de fin</text:span></text:p>
          </table:table-cell>
          <table:table-cell table:style-name="Tableau4.I2" table:number-rows-spanned="2" office:value-type="string">
            <text:p text:style-name="P143">Minoration / Majoration / <text:span text:style-name="T25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50">Quotité</text:p>
          </table:table-cell>
          <table:table-cell table:style-name="Tableau4.E3" table:number-columns-spanned="2" office:value-type="string">
            <text:p text:style-name="P149">Assuré</text:p>
          </table:table-cell>
          <table:covered-table-cell/>
          <table:table-cell table:style-name="Tableau4.G3" office:value-type="string">
            <text:p text:style-name="P150">Initial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80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59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81"><text:placeholder text:placeholder-type="text">&lt;quotite.loan.order&gt;</text:placeholder></text:p>
          </table:table-cell>
          <table:table-cell table:style-name="Tableau4.B6" office:value-type="string">
            <text:p text:style-name="P82"><text:placeholder text:placeholder-type="text">&lt;quotite.person.full_name&gt;</text:placeholder></text:p>
          </table:table-cell>
          <table:table-cell table:style-name="Tableau4.C6" office:value-type="string">
            <text:p text:style-name="P47"><text:placeholder text:placeholder-type="text">&lt;quotite.option.coverage.rec_name&gt;</text:placeholder><text:span text:style-name="T15"><text:placeholder text:placeholder-type="text">&lt;for each="(key,value) in quotite.option.current_extra_data_string.items()"&gt;</text:placeholder></text:span><text:span text:style-name="T15"><text:placeholder text:placeholder-type="text">&lt;if test="key.startswith("franchise")"&gt;</text:placeholder></text:span><text:span text:style-name="T15"> </text:span><text:span text:style-name="T15"><text:placeholder text:placeholder-type="text">&lt;value&gt;</text:placeholder></text:span><text:span text:style-name="T15"><text:placeholder text:placeholder-type="text">&lt;/if&gt;</text:placeholder></text:span><text:span text:style-name="T15"><text:placeholder text:placeholder-type="text">&lt;if test="key.startswith("rachat") and value == True"&gt;</text:placeholder></text:span><text:span text:style-name="T15"> Rachat exclusions</text:span><text:span text:style-name="T15"><text:placeholder text:placeholder-type="text">&lt;/if&gt;</text:placeholder></text:span><text:span text:style-name="T15"><text:placeholder text:placeholder-type="text">&lt;/for&gt;</text:placeholder></text:span></text:p>
          </table:table-cell>
          <table:table-cell table:style-name="Tableau4.D6" office:value-type="string">
            <text:p text:style-name="P83"><text:placeholder text:placeholder-type="text">&lt;"%.2f %%" % (quotite.share * 100)&gt;</text:placeholder></text:p>
            <text:p text:style-name="P52"/>
          </table:table-cell>
          <table:table-cell table:style-name="Tableau4.E6" table:number-columns-spanned="2" office:value-type="string">
            <text:p text:style-name="P47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52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47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59"><text:placeholder text:placeholder-type="text">&lt;for each="surprime in quotite.option.extra_premiums"&gt;</text:placeholder></text:p>
            <text:p text:style-name="P59"><text:placeholder text:placeholder-type="text">&lt;if test="surprime.is_discount"&gt;</text:placeholder><text:span text:style-name="T20">Minoration : </text:span><text:placeholder text:placeholder-type="text">&lt;surprime.rec_name&gt;</text:placeholder> - <text:placeholder text:placeholder-type="text">&lt;surprime.motive.rec_name&gt;</text:placeholder><text:placeholder text:placeholder-type="text">&lt;if test="surprime.end_date"&gt;</text:placeholder> - <text:span text:style-name="T21">jusqu'au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0">Majoration : </text:span><text:placeholder text:placeholder-type="text">&lt;surprime.rec_name&gt;</text:placeholder> - <text:placeholder text:placeholder-type="text">&lt;surprime.motive.rec_name&gt;</text:placeholder><text:placeholder text:placeholder-type="text">&lt;if test="surprime.end_date"&gt;</text:placeholder> - <text:span text:style-name="T21">jusqu'au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59"><text:placeholder text:placeholder-type="text">&lt;/for&gt;</text:placeholder></text:p>
            <text:p text:style-name="P59"><text:placeholder text:placeholder-type="text">&lt;for each="exclusion in quotite.option.exclusions"&gt;</text:placeholder></text:p>
            <text:p text:style-name="P59"><text:span text:style-name="T26">Exclusion : </text:span><text:placeholder text:placeholder-type="text">&lt;exclusion.code&gt;</text:placeholder></text:p>
            <text:p text:style-name="P59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5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4"><text:placeholder text:placeholder-type="text">&lt;/when&gt;</text:placeholder></text:p>
      <text:p text:style-name="P135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6">Liste des garanties</text:p>
          </table:table-cell>
          <table:table-cell table:style-name="Tableau6.A1" office:value-type="string">
            <text:p text:style-name="P175"/>
          </table:table-cell>
        </table:table-row>
        <table:table-row>
          <table:table-cell table:style-name="Tableau6.A2" office:value-type="string">
            <text:p text:style-name="P175">Garanties</text:p>
          </table:table-cell>
          <table:table-cell table:style-name="Tableau6.B2" office:value-type="string">
            <text:p text:style-name="P175">Montants</text:p>
          </table:table-cell>
        </table:table-row>
        <table:table-row>
          <table:table-cell table:style-name="Tableau6.B2" table:number-columns-spanned="2" office:value-type="string">
            <text:p text:style-name="P97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60"><text:placeholder text:placeholder-type="text">&lt;option.coverage.extra_data.get('libelle_long_garantie',option.coverage.rec_name)&gt;</text:placeholder> <text:s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48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97"><text:placeholder text:placeholder-type="text">&lt;/for&gt;</text:placeholder></text:p>
          </table:table-cell>
          <table:covered-table-cell/>
        </table:table-row>
      </table:table>
      <text:p text:style-name="P60"><text:placeholder text:placeholder-type="text">&lt;/otherwise&gt;</text:placeholder></text:p>
      <text:p text:style-name="P134"><text:placeholder text:placeholder-type="text">&lt;/choose&gt;</text:placeholder></text:p>
      <text:p text:style-name="P110"><text:placeholder text:placeholder-type="text">&lt;for each="garantie in contract.covered_elements[0].options"&gt;</text:placeholder></text:p>
      <text:p text:style-name="P111"><text:placeholder text:placeholder-type="text">&lt;choose&gt;</text:placeholder></text:p>
      <text:p text:style-name="P110"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ext:soft-page-break/>
        <table:table-row>
          <table:table-cell table:style-name="Tableau7.A1" office:value-type="string">
            <text:p text:style-name="P180">Bénéficiaires</text:p>
          </table:table-cell>
          <table:table-cell table:style-name="Tableau7.A1" table:number-columns-spanned="3" office:value-type="string">
            <text:p text:style-name="P169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39">Désignation</text:p>
          </table:table-cell>
          <table:covered-table-cell/>
          <table:table-cell table:style-name="Tableau7.C2" office:value-type="string">
            <text:p text:style-name="P140">Nature</text:p>
          </table:table-cell>
          <table:table-cell table:style-name="Tableau7.C2" office:value-type="string">
            <text:p text:style-name="P139">Adresse</text:p>
          </table:table-cell>
        </table:table-row>
        <table:table-row>
          <table:table-cell table:style-name="Tableau7.A3" table:number-columns-spanned="4" office:value-type="string">
            <text:p text:style-name="P61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61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49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51"><text:span text:style-name="T22">Acceptant :</text:span><text:placeholder text:placeholder-type="text">&lt;if test="beneficiaire.accepting"&gt;</text:placeholder>V<text:span text:style-name="T31">rai</text:span><text:span text:style-name="T31"><text:placeholder text:placeholder-type="text">&lt;/if&gt;</text:placeholder></text:span><text:span text:style-name="T31"> </text:span><text:placeholder text:placeholder-type="text">&lt;if test="not beneficiaire.accepting"&gt;</text:placeholder><text:span text:style-name="T31">Faux</text:span><text:span text:style-name="T31"><text:placeholder text:placeholder-type="text">&lt;/if&gt;</text:placeholder></text:span></text:p>
          </table:table-cell>
          <table:table-cell table:style-name="Tableau7.D5" office:value-type="string">
            <text:p text:style-name="P49"><text:placeholder text:placeholder-type="text">&lt;if test="beneficiaire.address"&gt;</text:placeholder></text:p>
            <text:p text:style-name="P49"><text:placeholder text:placeholder-type="text">&lt;for each="line in beneficiaire.address.full_address.split('\n')"&gt;</text:placeholder></text:p>
            <text:p text:style-name="P49"><text:placeholder text:placeholder-type="text">&lt;line&gt;</text:placeholder></text:p>
            <text:p text:style-name="P49"><text:placeholder text:placeholder-type="text">&lt;/for&gt;</text:placeholder></text:p>
            <text:p text:style-name="P49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01"/>
      <text:p text:style-name="P10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81"><text:span text:style-name="T14">Clause</text:span> Bénéficiaire</text:p>
          </table:table-cell>
          <table:table-cell table:style-name="Tableau8.B1" office:value-type="string">
            <text:p text:style-name="P170"/>
          </table:table-cell>
        </table:table-row>
        <table:table-row>
          <table:table-cell table:style-name="Tableau8.A2" table:number-columns-spanned="2" office:value-type="string">
            <text:p text:style-name="P144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62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62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50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62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62"><text:placeholder text:placeholder-type="text">&lt;/for&gt;</text:placeholder></text:p>
          </table:table-cell>
          <table:covered-table-cell/>
        </table:table-row>
      </table:table>
      <text:p text:style-name="P63"><text:placeholder text:placeholder-type="text">&lt;/when&gt;</text:placeholder></text:p>
      <text:p text:style-name="P113"><text:placeholder text:placeholder-type="text">&lt;when test="len(getattr(garantie, 'beneficiaries', []))== 0 and getattr(garantie,'beneficiary_clause',None)"&gt;</text:placeholder></text:p>
      <text:p text:style-name="P113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82"><text:span text:style-name="T14">Clause</text:span> Bénéficiaire</text:p>
          </table:table-cell>
          <table:table-cell table:style-name="Tableau13.B1" office:value-type="string">
            <text:p text:style-name="P173"/>
          </table:table-cell>
        </table:table-row>
        <table:table-row>
          <table:table-cell table:style-name="Tableau13.A2" table:number-columns-spanned="2" office:value-type="string">
            <text:p text:style-name="P145">Clause</text:p>
          </table:table-cell>
          <table:covered-table-cell/>
        </table:table-row>
        <table:table-row>
          <table:table-cell table:style-name="Tableau13.A3" table:number-columns-spanned="2" office:value-type="string">
            <text:p text:style-name="P78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13.A5" table:number-columns-spanned="2" office:value-type="string">
            <text:p text:style-name="P78"><text:placeholder text:placeholder-type="text">&lt;if test="getattr(garantie, 'beneficiary_clause', None)"&gt;</text:placeholder></text:p>
          </table:table-cell>
          <table:covered-table-cell/>
        </table:table-row>
        <table:table-row>
          <table:table-cell table:style-name="Tableau13.A5" table:number-columns-spanned="2" office:value-type="string">
            <text:p text:style-name="P78"><text:placeholder text:placeholder-type="text">&lt;if test="getattr(garantie, 'beneficiary_clause_text', None)"&gt;</text:placeholder></text:p>
          </table:table-cell>
          <table:covered-table-cell/>
        </table:table-row>
        <table:table-row>
          <table:table-cell table:style-name="Tableau13.A6" table:number-columns-spanned="2" office:value-type="string">
            <text:p text:style-name="P78"><text:placeholder text:placeholder-type="text">&lt;garantie.beneficiary_clause_text&gt;</text:placeholder></text:p>
          </table:table-cell>
          <table:covered-table-cell/>
        </table:table-row>
        <table:table-row>
          <table:table-cell table:style-name="Tableau13.A7" table:number-columns-spanned="2" office:value-type="string">
            <text:p text:style-name="P78"><text:placeholder text:placeholder-type="text">&lt;/if&gt;</text:placeholder></text:p>
          </table:table-cell>
          <table:covered-table-cell/>
        </table:table-row>
        <table:table-row>
          <table:table-cell table:style-name="Tableau13.A8" table:number-columns-spanned="2" office:value-type="string">
            <text:p text:style-name="P78"><text:placeholder text:placeholder-type="text">&lt;/if&gt;</text:placeholder></text:p>
          </table:table-cell>
          <table:covered-table-cell/>
        </table:table-row>
        <table:table-row>
          <table:table-cell table:style-name="Tableau13.A9" table:number-columns-spanned="2" office:value-type="string">
            <text:p text:style-name="P78"><text:placeholder text:placeholder-type="text">&lt;/for&gt;</text:placeholder></text:p>
          </table:table-cell>
          <table:covered-table-cell/>
        </table:table-row>
      </table:table>
      <text:p text:style-name="P113"><text:placeholder text:placeholder-type="text">&lt;/when&gt;</text:placeholder></text:p>
      <text:p text:style-name="P63"><text:soft-page-break/><text:placeholder text:placeholder-type="text">&lt;/choose&gt;</text:placeholder></text:p>
      <text:p text:style-name="P63"><text:placeholder text:placeholder-type="text">&lt;/for&gt;</text:placeholder></text:p>
      <text:p text:style-name="P63"/>
      <text:p text:style-name="P108"><text:placeholder text:placeholder-type="text">&lt;if test="len(getattr(contract, 'underwritings', []))&gt;0"&gt;</text:placeholder></text:p>
      <text:p text:style-name="P96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>
          <table:table-cell table:style-name="Tableau12.A1" office:value-type="string">
            <text:p text:style-name="P183">Analyse de risques</text:p>
          </table:table-cell>
          <table:table-cell table:style-name="Tableau12.A1" table:number-columns-spanned="5" office:value-type="string">
            <text:p text:style-name="P17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21">Décision de l'analyse de risques <text:span text:style-name="T34">au contrat</text:span></text:p>
          </table:table-cell>
          <table:table-cell table:style-name="Tableau12.A2" office:value-type="string">
            <text:p text:style-name="P19"><text:placeholder text:placeholder-type="text">&lt;contract.underwritings[0].decision.status_string&gt;</text:placeholder></text:p>
          </table:table-cell>
          <table:table-cell table:style-name="Tableau12.A2" office:value-type="string">
            <text:p text:style-name="P21">Date de décision</text:p>
          </table:table-cell>
          <table:table-cell table:style-name="Tableau12.A2" office:value-type="string">
            <text:p text:style-name="P19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21">Date d'envoi de l'analyse</text:p>
          </table:table-cell>
          <table:table-cell table:style-name="Tableau12.F2" office:value-type="string">
            <text:p text:style-name="P19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48">Garantie</text:p>
          </table:table-cell>
          <table:table-cell table:style-name="Tableau12.F2" table:number-columns-spanned="5" office:value-type="string">
            <text:p text:style-name="P148">Décision sur la garant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7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7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55"><text:bookmark-start text:name="__DdeLink__8329_187081644"/><text:bookmark-start text:name="__DdeLink__4411_187081644"/><text:bookmark-start text:name="__DdeLink__1341_187081644"/><text:placeholder text:placeholder-type="text">&lt;underwritingdata.option.rec_name&gt;</text:placeholder><text:bookmark-end text:name="__DdeLink__8329_187081644"/><text:bookmark-end text:name="__DdeLink__4411_187081644"/><text:bookmark-end text:name="__DdeLink__1341_187081644"/></text:p>
          </table:table-cell>
          <table:table-cell table:style-name="Tableau12.B6" table:number-columns-spanned="5" office:value-type="string">
            <text:p text:style-name="P55"><text:bookmark-start text:name="__DdeLink__2489_187081644"/><text:bookmark-start text:name="__DdeLink__2485_187081644"/><text:placeholder text:placeholder-type="text">&lt;underwritingdata.decision.rec_name&gt;</text:placeholder><text:bookmark-end text:name="__DdeLink__2489_187081644"/><text:bookmark-end text:name="__DdeLink__2485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7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7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89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20">Décision de l'a<text:span text:style-name="T34">dhérent</text:span></text:p>
          </table:table-cell>
          <table:table-cell table:style-name="Tableau12.B10" table:number-columns-spanned="5" office:value-type="string">
            <text:p text:style-name="P20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20">Date de décision de l'adhérent</text:p>
          </table:table-cell>
          <table:table-cell table:style-name="Tableau12.B11" table:number-columns-spanned="5" office:value-type="string">
            <text:p text:style-name="P20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8"><text:placeholder text:placeholder-type="text">&lt;/if&gt;</text:placeholder></text:p>
      <text:p text:style-name="P112"><text:placeholder text:placeholder-type="text">&lt;choose&gt;</text:placeholder></text:p>
      <text:p text:style-name="P112"><text:placeholder text:placeholder-type="text">&lt;when test="len(getattr(contract,'document_request_lines',[]))&gt;0"&gt;</text:placeholder></text:p>
      <text:p text:style-name="P112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84"><text:span text:style-name="T35">D</text:span>ocuments requis<text:span text:style-name="T35">:</text:span></text:p>
          </table:table-cell>
          <table:covered-table-cell/>
          <table:table-cell table:style-name="Tableau11.A1" table:number-columns-spanned="3" office:value-type="string">
            <text:p text:style-name="P172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90">Document</text:p>
          </table:table-cell>
          <table:table-cell table:style-name="Tableau11.D2" table:number-columns-spanned="2" office:value-type="string">
            <text:p text:style-name="P90">Etat</text:p>
          </table:table-cell>
          <table:covered-table-cell/>
          <table:table-cell table:style-name="Tableau11.D2" office:value-type="string">
            <text:p text:style-name="P90">Date de réception</text:p>
          </table:table-cell>
          <table:table-cell table:style-name="Tableau11.E2" office:value-type="string">
            <text:p text:style-name="P90">Validité</text:p>
          </table:table-cell>
        </table:table-row>
        <table:table-row>
          <table:table-cell table:style-name="Tableau11.A3" table:number-columns-spanned="5" office:value-type="string">
            <text:p text:style-name="P68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68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68"><text:placeholder text:placeholder-type="text">&lt;if test="docrequis.received"&gt;</text:placeholder> <text:span text:style-name="T36">Reçu</text:span><text:placeholder text:placeholder-type="text">&lt;/if&gt;</text:placeholder></text:p>
            <text:p text:style-name="P68"><text:placeholder text:placeholder-type="text">&lt;if test="not docrequis.received"&gt;</text:placeholder> <text:span text:style-name="T36">Non reçu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68"><text:placeholder text:placeholder-type="text">&lt;if test="docrequis.received"&gt;</text:placeholder> <text:s/></text:p>
            <text:p text:style-name="P68"><text:placeholder text:placeholder-type="text">&lt;format_date(docrequis.reception_date, Party.lang)&gt;</text:placeholder></text:p>
            <text:p text:style-name="P68"><text:placeholder text:placeholder-type="text">&lt;/if&gt;</text:placeholder></text:p>
          </table:table-cell>
          <table:table-cell table:style-name="Tableau11.E4" office:value-type="string">
            <text:p text:style-name="P77"><text:placeholder text:placeholder-type="text">&lt;if test="getattr(docrequis,'attachment',None)"&gt;</text:placeholder> <text:s/></text:p>
            <text:p text:style-name="P77"><text:placeholder text:placeholder-type="text">&lt;docrequis.attachment.status&gt;</text:placeholder></text:p>
            <text:p text:style-name="P77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68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8"><text:placeholder text:placeholder-type="text">&lt;/when&gt;</text:placeholder></text:p>
      <text:p text:style-name="P68"><text:placeholder text:placeholder-type="text">&lt;/choose&gt;</text:placeholder></text:p>
      <text:p text:style-name="P13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9" style:family="table">
      <style:table-properties style:width="25.7cm" table:align="margins"/>
    </style:style>
    <style:style style:name="Tableau9.A" style:family="table-column">
      <style:table-column-properties style:column-width="5.953cm" style:rel-column-width="15180*"/>
    </style:style>
    <style:style style:name="Tableau9.B" style:family="table-column">
      <style:table-column-properties style:column-width="14.314cm" style:rel-column-width="36500*"/>
    </style:style>
    <style:style style:name="Tableau9.C" style:family="table-column">
      <style:table-column-properties style:column-width="5.433cm" style:rel-column-width="13855*"/>
    </style:style>
    <style:style style:name="Tableau9.A1" style:family="table-cell">
      <style:table-cell-properties style:vertical-align="middle" fo:padding="0.097cm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weight="normal" officeooo:rsid="0064de31" style:font-weight-asian="normal" style:font-weight-complex="normal"/>
    </style:style>
    <style:style style:name="MT2" style:family="text">
      <style:text-properties fo:font-weight="normal" officeooo:rsid="01c5adb1" style:font-weight-asian="normal" style:font-weight-complex="normal"/>
    </style:style>
    <style:style style:name="MT3" style:family="text">
      <style:text-properties fo:font-weight="normal" officeooo:rsid="0292e89c" style:font-weight-asian="normal" style:font-weight-complex="normal"/>
    </style:style>
    <style:style style:name="MT4" style:family="text">
      <style:text-properties fo:font-weight="normal" officeooo:rsid="004b3423" style:font-weight-asian="normal" style:font-weight-complex="normal"/>
    </style:style>
    <style:style style:name="MT5" style:family="text">
      <style:text-properties fo:font-size="8pt" fo:font-weight="normal" style:font-size-asian="8pt" style:font-weight-asian="normal" style:font-size-complex="8pt" style:font-weight-complex="normal"/>
    </style:style>
    <style:style style:name="M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7" style:family="text">
      <style:text-properties officeooo:rsid="016a9d57"/>
    </style:style>
    <style:style style:name="MT8" style:family="text">
      <style:text-properties officeooo:rsid="007aee0c"/>
    </style:style>
    <style:style style:name="MT9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29.7cm" fo:page-height="21.001cm" style:num-format="1" style:print-orientation="landscape" fo:margin-top="1.06cm" fo:margin-bottom="1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0.499cm" fo:border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N° </text:span><text:span text:style-name="MT2">d</text:span><text:span text:style-name="MT3">e projet</text:span><text:span text:style-name="MT4">:</text:span><text:span text:style-name="MT5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N° de contrat: <text:span text:style-name="MT6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7">Brouillard - Page </text:span><text:span text:style-name="MT7"><text:page-number text:select-page="current">9</text:page-number></text:span><text:span text:style-name="MT7"> sur </text:span><text:span text:style-name="MT7"><text:page-count>9</text:page-count></text:span></text:p>
            </table:table-cell>
            <table:table-cell table:style-name="Tableau9.A1" office:value-type="string">
              <text:p text:style-name="MP7">E<text:span text:style-name="MT8">tat : </text:span><text:span text:style-name="MT9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8-01-19T18:08:03.304868785</dc:date>
    <meta:editing-duration>P4DT8H4M2S</meta:editing-duration>
    <meta:editing-cycles>729</meta:editing-cycles>
    <meta:generator>LibreOffice/5.1.6.2$Linux_X86_64 LibreOffice_project/10m0$Build-2</meta:generator>
    <meta:print-date>2014-06-02T11:44:12.612000000</meta:print-date>
    <meta:document-statistic meta:table-count="16" meta:image-count="0" meta:object-count="0" meta:page-count="9" meta:paragraph-count="362" meta:word-count="800" meta:character-count="11673" meta:non-whitespace-character-count="11222"/>
  </office:meta>
</office:document-meta>
</file>